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6" style:family="table">
      <style:table-properties style:width="8.4cm" table:align="margins"/>
    </style:style>
    <style:style style:name="Tableau6.A" style:family="table-column">
      <style:table-column-properties style:column-width="8.4cm" style:rel-column-width="65535*"/>
    </style:style>
    <style:style style:name="Tableau6.1" style:family="table-row">
      <style:table-row-properties style:min-row-height="4.397cm"/>
    </style:style>
    <style:style style:name="Tableau6.A1" style:family="table-cell">
      <style:table-cell-properties fo:padding="0.097cm" fo:border="none"/>
    </style:style>
    <style:style style:name="Tableau4" style:family="table">
      <style:table-properties style:width="2.379cm" table:align="margins"/>
    </style:style>
    <style:style style:name="Tableau4.A" style:family="table-column">
      <style:table-column-properties style:column-width="2.379cm" style:rel-column-width="65535*"/>
    </style:style>
    <style:style style:name="Tableau4.1" style:family="table-row">
      <style:table-row-properties style:min-row-height="0.506cm"/>
    </style:style>
    <style:style style:name="Tableau4.A1" style:family="table-cell">
      <style:table-cell-properties fo:padding="0.097cm" fo:border="none"/>
    </style:style>
    <style:style style:name="Tableau1" style:family="table">
      <style:table-properties style:width="2.461cm" table:align="margins"/>
    </style:style>
    <style:style style:name="Tableau1.A" style:family="table-column">
      <style:table-column-properties style:column-width="2.461cm" style:rel-column-width="65535*"/>
    </style:style>
    <style:style style:name="Tableau1.1" style:family="table-row">
      <style:table-row-properties style:min-row-height="0.506cm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2.907cm" fo:margin-left="-0.099cm" table:align="left"/>
    </style:style>
    <style:style style:name="Tableau3.A" style:family="table-column">
      <style:table-column-properties style:column-width="2.907cm"/>
    </style:style>
    <style:style style:name="Tableau3.1" style:family="table-row">
      <style:table-row-properties style:min-row-height="0.506cm"/>
    </style:style>
    <style:style style:name="Tableau3.A1" style:family="table-cell">
      <style:table-cell-properties fo:padding="0.097cm" fo:border="none"/>
    </style:style>
    <style:style style:name="Tableau2" style:family="table">
      <style:table-properties style:width="3.937cm" table:align="margins"/>
    </style:style>
    <style:style style:name="Tableau2.A" style:family="table-column">
      <style:table-column-properties style:column-width="3.937cm" style:rel-column-width="65535*"/>
    </style:style>
    <style:style style:name="Tableau2.1" style:family="table-row">
      <style:table-row-properties style:min-row-height="0.397cm"/>
    </style:style>
    <style:style style:name="Tableau2.A1" style:family="table-cell">
      <style:table-cell-properties fo:padding="0.097cm" fo:border="none"/>
    </style:style>
    <style:style style:name="Tableau5" style:family="table">
      <style:table-properties style:width="1.886cm" table:align="margins"/>
    </style:style>
    <style:style style:name="Tableau5.A" style:family="table-column">
      <style:table-column-properties style:column-width="1.886cm" style:rel-column-width="65535*"/>
    </style:style>
    <style:style style:name="Tableau5.1" style:family="table-row">
      <style:table-row-properties style:min-row-height="0.506cm"/>
    </style:style>
    <style:style style:name="Tableau5.A1" style:family="table-cell">
      <style:table-cell-properties fo:padding="0.097cm" fo:border="none"/>
    </style:style>
    <style:style style:name="Tableau7" style:family="table">
      <style:table-properties style:width="8.4cm" table:align="margins"/>
    </style:style>
    <style:style style:name="Tableau7.A" style:family="table-column">
      <style:table-column-properties style:column-width="8.4cm" style:rel-column-width="65535*"/>
    </style:style>
    <style:style style:name="Tableau7.1" style:family="table-row">
      <style:table-row-properties style:min-row-height="4.397cm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2.379cm" table:align="margins"/>
    </style:style>
    <style:style style:name="Tableau8.A" style:family="table-column">
      <style:table-column-properties style:column-width="2.379cm" style:rel-column-width="65535*"/>
    </style:style>
    <style:style style:name="Tableau8.1" style:family="table-row">
      <style:table-row-properties style:min-row-height="0.506cm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2.461cm" table:align="margins"/>
    </style:style>
    <style:style style:name="Tableau9.A" style:family="table-column">
      <style:table-column-properties style:column-width="2.461cm" style:rel-column-width="65535*"/>
    </style:style>
    <style:style style:name="Tableau9.1" style:family="table-row">
      <style:table-row-properties style:min-row-height="0.506cm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2.907cm" fo:margin-left="-0.099cm" table:align="left"/>
    </style:style>
    <style:style style:name="Tableau10.A" style:family="table-column">
      <style:table-column-properties style:column-width="2.907cm"/>
    </style:style>
    <style:style style:name="Tableau10.1" style:family="table-row">
      <style:table-row-properties style:min-row-height="0.506cm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3.937cm" table:align="margins"/>
    </style:style>
    <style:style style:name="Tableau11.A" style:family="table-column">
      <style:table-column-properties style:column-width="3.937cm" style:rel-column-width="65535*"/>
    </style:style>
    <style:style style:name="Tableau11.1" style:family="table-row">
      <style:table-row-properties style:min-row-height="0.397cm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1.886cm" table:align="margins"/>
    </style:style>
    <style:style style:name="Tableau12.A" style:family="table-column">
      <style:table-column-properties style:column-width="1.886cm" style:rel-column-width="65535*"/>
    </style:style>
    <style:style style:name="Tableau12.1" style:family="table-row">
      <style:table-row-properties style:min-row-height="0.506cm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8.4cm" table:align="margins"/>
    </style:style>
    <style:style style:name="Tableau13.A" style:family="table-column">
      <style:table-column-properties style:column-width="8.4cm" style:rel-column-width="65535*"/>
    </style:style>
    <style:style style:name="Tableau13.1" style:family="table-row">
      <style:table-row-properties style:min-row-height="4.397cm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2.379cm" table:align="margins"/>
    </style:style>
    <style:style style:name="Tableau14.A" style:family="table-column">
      <style:table-column-properties style:column-width="2.379cm" style:rel-column-width="65535*"/>
    </style:style>
    <style:style style:name="Tableau14.1" style:family="table-row">
      <style:table-row-properties style:min-row-height="0.506cm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2.461cm" table:align="margins"/>
    </style:style>
    <style:style style:name="Tableau15.A" style:family="table-column">
      <style:table-column-properties style:column-width="2.461cm" style:rel-column-width="65535*"/>
    </style:style>
    <style:style style:name="Tableau15.1" style:family="table-row">
      <style:table-row-properties style:min-row-height="0.506cm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2.907cm" fo:margin-left="-0.099cm" table:align="left"/>
    </style:style>
    <style:style style:name="Tableau16.A" style:family="table-column">
      <style:table-column-properties style:column-width="2.907cm"/>
    </style:style>
    <style:style style:name="Tableau16.1" style:family="table-row">
      <style:table-row-properties style:min-row-height="0.506cm"/>
    </style:style>
    <style:style style:name="Tableau16.A1" style:family="table-cell">
      <style:table-cell-properties fo:padding="0.097cm" fo:border="none"/>
    </style:style>
    <style:style style:name="Tableau17" style:family="table">
      <style:table-properties style:width="3.937cm" table:align="margins"/>
    </style:style>
    <style:style style:name="Tableau17.A" style:family="table-column">
      <style:table-column-properties style:column-width="3.937cm" style:rel-column-width="65535*"/>
    </style:style>
    <style:style style:name="Tableau17.1" style:family="table-row">
      <style:table-row-properties style:min-row-height="0.397cm"/>
    </style:style>
    <style:style style:name="Tableau17.A1" style:family="table-cell">
      <style:table-cell-properties fo:padding="0.097cm" fo:border="none"/>
    </style:style>
    <style:style style:name="Tableau18" style:family="table">
      <style:table-properties style:width="1.886cm" table:align="margins"/>
    </style:style>
    <style:style style:name="Tableau18.A" style:family="table-column">
      <style:table-column-properties style:column-width="1.886cm" style:rel-column-width="65535*"/>
    </style:style>
    <style:style style:name="Tableau18.1" style:family="table-row">
      <style:table-row-properties style:min-row-height="0.506cm"/>
    </style:style>
    <style:style style:name="Tableau18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5pt" fo:font-style="normal" fo:font-weight="normal" officeooo:rsid="00572650" officeooo:paragraph-rsid="005515c5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style="normal" fo:font-weight="bold" officeooo:rsid="00572650" officeooo:paragraph-rsid="005515c5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6pt" fo:font-style="normal" fo:font-weight="normal" officeooo:rsid="005e0993" officeooo:paragraph-rsid="0061db6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7pt" fo:font-style="normal" fo:font-weight="bold" officeooo:rsid="002f8363" officeooo:paragraph-rsid="005515c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7pt" fo:font-style="normal" fo:font-weight="bold" officeooo:rsid="005e0993" officeooo:paragraph-rsid="005515c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3.097cm"/>
        </style:tab-stops>
      </style:paragraph-properties>
      <style:text-properties style:font-name="Arial" fo:font-size="3pt" fo:font-style="normal" fo:font-weight="bold" officeooo:rsid="00637cdb" officeooo:paragraph-rsid="006622ee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3.097cm"/>
        </style:tab-stops>
      </style:paragraph-properties>
      <style:text-properties style:font-name="Arial" fo:font-size="3pt" fo:font-style="normal" fo:font-weight="bold" officeooo:rsid="00637cdb" officeooo:paragraph-rsid="0069018f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9" style:family="paragraph" style:parent-style-name="Frame_20_contents">
      <style:paragraph-properties fo:text-align="justify" style:justify-single-word="false"/>
    </style:style>
    <style:style style:name="P10" style:family="paragraph" style:parent-style-name="Frame_20_contents">
      <style:paragraph-properties fo:text-align="center" style:justify-single-word="false"/>
      <style:text-properties officeooo:rsid="005515c5" officeooo:paragraph-rsid="005515c5"/>
    </style:style>
    <style:style style:name="P11" style:family="paragraph" style:parent-style-name="Frame_20_contents">
      <style:paragraph-properties fo:text-align="center" style:justify-single-word="false"/>
      <style:text-properties officeooo:rsid="005515c5" officeooo:paragraph-rsid="005515c5"/>
    </style:style>
    <style:style style:name="P12" style:family="paragraph" style:parent-style-name="Fram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center" style:justify-single-word="false">
        <style:tab-stops>
          <style:tab-stop style:position="3.097cm"/>
        </style:tab-stops>
      </style:paragraph-properties>
      <style:text-properties style:font-name="Arial" fo:font-size="3pt" fo:font-style="normal" fo:font-weight="bold" officeooo:rsid="00637cdb" officeooo:paragraph-rsid="0069018f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>
        <style:tab-stops>
          <style:tab-stop style:position="3.097cm"/>
        </style:tab-stops>
      </style:paragraph-properties>
      <style:text-properties style:font-name="Arial" fo:font-size="3pt" fo:font-style="normal" fo:font-weight="bold" officeooo:rsid="00637cdb" officeooo:paragraph-rsid="00790a03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7pt" fo:font-style="normal" fo:font-weight="bold" officeooo:rsid="005e0993" officeooo:paragraph-rsid="005515c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7pt" fo:font-style="normal" fo:font-weight="bold" officeooo:rsid="002f8363" officeooo:paragraph-rsid="005515c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font-style="normal" fo:font-weight="bold" officeooo:rsid="00572650" officeooo:paragraph-rsid="005515c5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6pt" fo:font-style="normal" fo:font-weight="normal" officeooo:rsid="005e0993" officeooo:paragraph-rsid="0061db6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5pt" fo:font-style="normal" fo:font-weight="normal" officeooo:rsid="00572650" officeooo:paragraph-rsid="005515c5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paragraph-rsid="00790a03" style:font-size-asian="10pt" style:font-size-complex="10pt"/>
    </style:style>
    <style:style style:name="T1" style:family="text">
      <style:text-properties officeooo:rsid="0061db68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flow-with-text="true" loext:rel-width-rel="paragraph" loext:rel-height-rel="paragraph"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loext:rel-width-rel="paragraph" loext:rel-height-rel="paragraph"/>
    </style:style>
    <style:style style:name="fr4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 draw:shadow-opacity="100%" style:flow-with-text="true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&quot;line in o.athletes3_att_ids&quot;&gt;">for</text:text-input>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8"/>
            <text:p text:style-name="P8"><draw:frame draw:style-name="fr1" draw:name="Cadre4" text:anchor-type="paragraph" svg:x="5.36cm" svg:y="2.84cm" svg:width="2.461cm" style:rel-width="29%" svg:height="0.443cm" style:rel-height="10%" draw:z-index="0"><draw:text-box><table:table table:name="Tableau4" table:style-name="Tableau4"><table:table-column table:style-name="Tableau4.A"/><table:table-row table:style-name="Tableau4.1"><table:table-cell table:style-name="Tableau4.A1" office:value-type="string"><text:p text:style-name="P5"><text:text-input text:description="&lt;line.athletes_id.name_ar&gt;">Nom</text:text-input></text:p></table:table-cell></table:table-row></table:table><text:p text:style-name="P10"/></draw:text-box></draw:frame><draw:frame draw:style-name="fr1" draw:name="Cadre1" text:anchor-type="paragraph" svg:x="-0.115cm" svg:y="2.656cm" svg:width="2.462cm" style:rel-width="30%" svg:height="0.377cm" style:rel-height="9%" draw:z-index="1"><draw:text-box><table:table table:name="Tableau1" table:style-name="Tableau1"><table:table-column table:style-name="Tableau1.A"/><table:table-row table:style-name="Tableau1.1"><table:table-cell table:style-name="Tableau1.A1" office:value-type="string"><text:p text:style-name="P4"><text:text-input text:description="&lt;line.athletes_id.name&gt;">Numero</text:text-input></text:p></table:table-cell></table:table-row></table:table><text:p text:style-name="P10"/></draw:text-box></draw:frame><draw:frame draw:style-name="fr2" draw:name="image: asimage(line.athletes_id.image_medium)" text:anchor-type="paragraph" svg:x="0.224cm" svg:y="1.099cm" svg:width="1.764cm" style:rel-width="21%" svg:height="1.757cm" style:rel-height="36%" draw:z-index="2"><draw:text-box><text:p text:style-name="P9"/></draw:text-box></draw:frame><draw:frame draw:style-name="fr1" draw:name="Cadre3" text:anchor-type="paragraph" svg:x="0.203cm" svg:y="3.149cm" svg:width="2.521cm" style:rel-width="30%" svg:height="0.39cm" style:rel-height="8%" draw:z-index="3"><draw:text-box><table:table table:name="Tableau3" table:style-name="Tableau3"><table:table-column table:style-name="Tableau3.A"/><table:table-row table:style-name="Tableau3.1"><table:table-cell table:style-name="Tableau3.A1" office:value-type="string"><text:p text:style-name="P2"><text:text-input text:description="&lt;line.athletes_id.club_id.num&gt;">Club
</text:text-input></text:p></table:table-cell></table:table-row></table:table><text:p text:style-name="P10"/></draw:text-box></draw:frame><draw:frame draw:style-name="fr1" draw:name="Cadre2" text:anchor-type="paragraph" svg:x="0.072cm" svg:y="3.482cm" svg:width="4.032cm" style:rel-width="48%" svg:height="0.39cm" style:rel-height="8%" draw:z-index="4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1"><text:text-input text:description="&lt;line.athletes_id.ligue_id.name&gt;">Ligue</text:text-input></text:p></table:table-cell></table:table-row></table:table><text:p text:style-name="P10"/></draw:text-box></draw:frame><draw:frame draw:style-name="fr3" draw:name="Cadre5" text:anchor-type="paragraph" svg:x="2.891cm" svg:y="3.027cm" svg:width="1.969cm" style:rel-width="23%" svg:height="0.358cm" style:rel-height="8%" draw:z-index="5"><draw:text-box><table:table table:name="Tableau5" table:style-name="Tableau5"><table:table-column table:style-name="Tableau5.A"/><table:table-row table:style-name="Tableau5.1"><table:table-cell table:style-name="Tableau5.A1" office:value-type="string"><text:p text:style-name="P3"><text:span text:style-name="T1"><text:text-input text:description="&lt;setLang('fr_FR')&gt;">lang</text:text-input></text:span><text:span text:style-name="T1"> </text:span><text:text-input text:description="&lt;line.athletes_id.datenaissance and formatLang(line.athletes_id.datenaissance, date=True) or ''&gt;">Date</text:text-input></text:p></table:table-cell></table:table-row></table:table><text:p text:style-name="P10"/></draw:text-box></draw:frame><draw:frame draw:style-name="fr4" draw:name="image: barcode(line.athletes_id.name,'code128')" text:anchor-type="paragraph" svg:x="4.994cm" svg:y="3.332cm" svg:width="3.108cm" style:rel-width="37%" svg:height="0.536cm" style:rel-height="11%" draw:z-index="6"><draw:text-box><text:p text:style-name="P9"/></draw:text-box></draw:frame></text:p>
          </table:table-cell>
        </table:table-row>
      </table:table>
      <text:p text:style-name="P7"><text:text-input text:description="&lt;/for&gt;">for</text:text-input></text:p>
      <text:p text:style-name="P7"><text:tab/><text:tab/><text:tab/><text:tab/><text:tab/><text:soft-page-break/><text:tab/><text:tab/></text:p>
      <text:p text:style-name="P14"><text:text-input text:description="&lt;for each=&quot;line in o.athletes3_ren_ids&quot;&gt;">for</text:text-input>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20"/>
            <text:p text:style-name="P20"><draw:frame draw:style-name="fr1" draw:name="Cadre6" text:anchor-type="paragraph" svg:x="5.36cm" svg:y="2.84cm" svg:width="2.461cm" style:rel-width="29%" svg:height="0.443cm" style:rel-height="10%" draw:z-index="7"><draw:text-box><table:table table:name="Tableau8" table:style-name="Tableau8"><table:table-column table:style-name="Tableau8.A"/><table:table-row table:style-name="Tableau8.1"><table:table-cell table:style-name="Tableau8.A1" office:value-type="string"><text:p text:style-name="P5"><text:text-input text:description="&lt;line.athletes_id.name_ar&gt;">Nom</text:text-input></text:p></table:table-cell></table:table-row></table:table><text:p text:style-name="P10"/></draw:text-box></draw:frame><draw:frame draw:style-name="fr1" draw:name="Cadre7" text:anchor-type="paragraph" svg:x="-0.115cm" svg:y="2.656cm" svg:width="2.462cm" style:rel-width="30%" svg:height="0.377cm" style:rel-height="9%" draw:z-index="8"><draw:text-box><table:table table:name="Tableau9" table:style-name="Tableau9"><table:table-column table:style-name="Tableau9.A"/><table:table-row table:style-name="Tableau9.1"><table:table-cell table:style-name="Tableau9.A1" office:value-type="string"><text:p text:style-name="P4"><text:text-input text:description="&lt;line.athletes_id.name&gt;">Numero</text:text-input></text:p></table:table-cell></table:table-row></table:table><text:p text:style-name="P10"/></draw:text-box></draw:frame><draw:frame draw:style-name="fr2" draw:name="Cadre8" text:anchor-type="paragraph" svg:x="0.224cm" svg:y="1.099cm" svg:width="1.764cm" style:rel-width="21%" svg:height="1.757cm" style:rel-height="36%" draw:z-index="9"><draw:text-box><text:p text:style-name="P9"/></draw:text-box></draw:frame><draw:frame draw:style-name="fr1" draw:name="Cadre9" text:anchor-type="paragraph" svg:x="0.203cm" svg:y="3.149cm" svg:width="2.521cm" style:rel-width="30%" svg:height="0.39cm" style:rel-height="8%" draw:z-index="10"><draw:text-box><table:table table:name="Tableau10" table:style-name="Tableau10"><table:table-column table:style-name="Tableau10.A"/><table:table-row table:style-name="Tableau10.1"><table:table-cell table:style-name="Tableau10.A1" office:value-type="string"><text:p text:style-name="P2"><text:text-input text:description="&lt;line.athletes_id.club_id.num&gt;">Club
</text:text-input></text:p></table:table-cell></table:table-row></table:table><text:p text:style-name="P10"/></draw:text-box></draw:frame><draw:frame draw:style-name="fr1" draw:name="Cadre10" text:anchor-type="paragraph" svg:x="0.072cm" svg:y="3.482cm" svg:width="4.032cm" style:rel-width="48%" svg:height="0.39cm" style:rel-height="8%" draw:z-index="11"><draw:text-box><table:table table:name="Tableau11" table:style-name="Tableau11"><table:table-column table:style-name="Tableau11.A"/><table:table-row table:style-name="Tableau11.1"><table:table-cell table:style-name="Tableau11.A1" office:value-type="string"><text:p text:style-name="P1"><text:text-input text:description="&lt;line.athletes_id.ligue_id.name&gt;">Ligue</text:text-input></text:p></table:table-cell></table:table-row></table:table><text:p text:style-name="P10"/></draw:text-box></draw:frame><draw:frame draw:style-name="fr3" draw:name="Cadre11" text:anchor-type="paragraph" svg:x="2.891cm" svg:y="3.027cm" svg:width="1.969cm" style:rel-width="23%" svg:height="0.358cm" style:rel-height="8%" draw:z-index="12"><draw:text-box><table:table table:name="Tableau12" table:style-name="Tableau12"><table:table-column table:style-name="Tableau12.A"/><table:table-row table:style-name="Tableau12.1"><table:table-cell table:style-name="Tableau12.A1" office:value-type="string"><text:p text:style-name="P3"><text:span text:style-name="T1"><text:text-input text:description="&lt;setLang('fr_FR')&gt;">lang</text:text-input></text:span><text:span text:style-name="T1"> </text:span><text:text-input text:description="&lt;line.athletes_id.datenaissance and formatLang(line.athletes_id.datenaissance, date=True) or ''&gt;">Date</text:text-input></text:p></table:table-cell></table:table-row></table:table><text:p text:style-name="P10"/></draw:text-box></draw:frame><draw:frame draw:style-name="fr4" draw:name="Cadre12" text:anchor-type="paragraph" svg:x="4.994cm" svg:y="3.332cm" svg:width="3.108cm" style:rel-width="37%" svg:height="0.536cm" style:rel-height="11%" draw:z-index="13"><draw:text-box><text:p text:style-name="P9"/></draw:text-box></draw:frame></text:p>
          </table:table-cell>
        </table:table-row>
      </table:table>
      <text:p text:style-name="P14"><text:text-input text:description="&lt;/for&gt;">for</text:text-input></text:p>
      <text:p text:style-name="P14"><text:soft-page-break/><text:text-input text:description="&lt;for each=&quot;line in o.athletes3_reaf_ids&quot;&gt;">for</text:text-input></text:p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20"/>
            <text:p text:style-name="P20"><draw:frame draw:style-name="fr1" draw:name="Cadre13" text:anchor-type="paragraph" svg:x="5.36cm" svg:y="2.84cm" svg:width="2.461cm" style:rel-width="29%" svg:height="0.443cm" style:rel-height="10%" draw:z-index="14"><draw:text-box><table:table table:name="Tableau14" table:style-name="Tableau14"><table:table-column table:style-name="Tableau14.A"/><table:table-row table:style-name="Tableau14.1"><table:table-cell table:style-name="Tableau14.A1" office:value-type="string"><text:p text:style-name="P5"><text:text-input text:description="&lt;line.athletes_id.name_ar&gt;">Nom</text:text-input></text:p></table:table-cell></table:table-row></table:table><text:p text:style-name="P10"/></draw:text-box></draw:frame><draw:frame draw:style-name="fr1" draw:name="Cadre14" text:anchor-type="paragraph" svg:x="-0.115cm" svg:y="2.656cm" svg:width="2.462cm" style:rel-width="30%" svg:height="0.377cm" style:rel-height="9%" draw:z-index="15"><draw:text-box><table:table table:name="Tableau15" table:style-name="Tableau15"><table:table-column table:style-name="Tableau15.A"/><table:table-row table:style-name="Tableau15.1"><table:table-cell table:style-name="Tableau15.A1" office:value-type="string"><text:p text:style-name="P4"><text:text-input text:description="&lt;line.athletes_id.name&gt;">Numero</text:text-input></text:p></table:table-cell></table:table-row></table:table><text:p text:style-name="P10"/></draw:text-box></draw:frame><draw:frame draw:style-name="fr2" draw:name="Cadre15" text:anchor-type="paragraph" svg:x="0.224cm" svg:y="1.099cm" svg:width="1.764cm" style:rel-width="21%" svg:height="1.757cm" style:rel-height="36%" draw:z-index="16"><draw:text-box><text:p text:style-name="P9"/></draw:text-box></draw:frame><draw:frame draw:style-name="fr1" draw:name="Cadre16" text:anchor-type="paragraph" svg:x="0.203cm" svg:y="3.149cm" svg:width="2.521cm" style:rel-width="30%" svg:height="0.39cm" style:rel-height="8%" draw:z-index="17"><draw:text-box><table:table table:name="Tableau16" table:style-name="Tableau16"><table:table-column table:style-name="Tableau16.A"/><table:table-row table:style-name="Tableau16.1"><table:table-cell table:style-name="Tableau16.A1" office:value-type="string"><text:p text:style-name="P2"><text:text-input text:description="&lt;line.athletes_id.club_id.num&gt;">Club
</text:text-input></text:p></table:table-cell></table:table-row></table:table><text:p text:style-name="P10"/></draw:text-box></draw:frame><draw:frame draw:style-name="fr1" draw:name="Cadre17" text:anchor-type="paragraph" svg:x="0.072cm" svg:y="3.482cm" svg:width="4.032cm" style:rel-width="48%" svg:height="0.39cm" style:rel-height="8%" draw:z-index="18"><draw:text-box><table:table table:name="Tableau17" table:style-name="Tableau17"><table:table-column table:style-name="Tableau17.A"/><table:table-row table:style-name="Tableau17.1"><table:table-cell table:style-name="Tableau17.A1" office:value-type="string"><text:p text:style-name="P1"><text:text-input text:description="&lt;line.athletes_id.ligue_id.name&gt;">Ligue</text:text-input></text:p></table:table-cell></table:table-row></table:table><text:p text:style-name="P10"/></draw:text-box></draw:frame><draw:frame draw:style-name="fr3" draw:name="Cadre18" text:anchor-type="paragraph" svg:x="2.891cm" svg:y="3.027cm" svg:width="1.969cm" style:rel-width="23%" svg:height="0.358cm" style:rel-height="8%" draw:z-index="19"><draw:text-box><table:table table:name="Tableau18" table:style-name="Tableau18"><table:table-column table:style-name="Tableau18.A"/><table:table-row table:style-name="Tableau18.1"><table:table-cell table:style-name="Tableau18.A1" office:value-type="string"><text:p text:style-name="P3"><text:span text:style-name="T1"><text:text-input text:description="&lt;setLang('fr_FR')&gt;">lang</text:text-input></text:span><text:span text:style-name="T1"> </text:span><text:text-input text:description="&lt;line.athletes_id.datenaissance and formatLang(line.athletes_id.datenaissance, date=True) or ''&gt;">Date</text:text-input></text:p></table:table-cell></table:table-row></table:table><text:p text:style-name="P10"/></draw:text-box></draw:frame><draw:frame draw:style-name="fr4" draw:name="Cadre19" text:anchor-type="paragraph" svg:x="4.994cm" svg:y="3.332cm" svg:width="3.108cm" style:rel-width="37%" svg:height="0.536cm" style:rel-height="11%" draw:z-index="20"><draw:text-box><text:p text:style-name="P9"/></draw:text-box></draw:frame></text:p>
          </table:table-cell>
        </table:table-row>
      </table:table>
      <text:p text:style-name="P14"><text:text-input text:description="&lt;/for&gt;">for</text:text-input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4cm" fo:page-height="4.9cm" style:num-format="1" style:print-orientation="portrait" fo:margin-top="0.018cm" fo:margin-bottom="0cm" fo:margin-left="0cm" fo:margin-right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draw:fill="solid" draw:fill-color="#ffff6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8-02-20T22:37:03.524924359</dc:date>
    <meta:editing-duration>P1DT5H4M4S</meta:editing-duration>
    <meta:editing-cycles>269</meta:editing-cycles>
    <meta:generator>LibreOffice/5.1.6.2$Linux_X86_64 LibreOffice_project/10m0$Build-2</meta:generator>
    <dc:title>Aeroo Reports demo template, developed by Alistek</dc:title>
    <meta:document-statistic meta:table-count="18" meta:image-count="0" meta:object-count="0" meta:page-count="3" meta:paragraph-count="22" meta:word-count="72" meta:character-count="157" meta:non-whitespace-character-count="144"/>
    <meta:user-defined meta:name="Info 1"/>
    <meta:user-defined meta:name="Info 2"/>
    <meta:user-defined meta:name="Info 3"/>
    <meta:user-defined meta:name="Info 4"/>
  </office:meta>
</office:document-meta>
</file>